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0.639cm" fo:min-width="1.278cm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0.639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5" style:family="graphic" style:parent-style-name="standard">
      <style:graphic-properties draw:fill-color="#006666" draw:textarea-horizontal-align="center" draw:textarea-vertical-align="middle" draw:auto-grow-height="false" fo:min-height="1.798cm" fo:min-width="2.821cm"/>
    </style:style>
    <style:style style:name="gr6" style:family="graphic" style:parent-style-name="standard">
      <style:graphic-properties draw:fill-color="#006666" draw:textarea-horizontal-align="justify" draw:textarea-vertical-align="middle" draw:auto-grow-height="false" fo:min-height="1.798cm" fo:min-width="2.821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1.798cm" fo:min-width="2.871cm"/>
    </style:style>
    <style:style style:name="gr8" style:family="graphic" style:parent-style-name="standard">
      <style:graphic-properties draw:fill-color="#006666" draw:textarea-horizontal-align="justify" draw:textarea-vertical-align="middle" draw:auto-grow-height="false" fo:min-height="1.798cm" fo:min-width="4.649cm"/>
    </style:style>
    <style:style style:name="gr9" style:family="graphic" style:parent-style-name="standard">
      <style:graphic-properties draw:fill-color="#333366" draw:textarea-horizontal-align="justify" draw:textarea-vertical-align="middle" draw:auto-grow-height="false" fo:min-height="1.401cm" fo:min-width="1.151cm"/>
    </style:style>
    <style:style style:name="gr10" style:family="graphic" style:parent-style-name="standard">
      <style:graphic-properties draw:fill-color="#00cc33" draw:textarea-horizontal-align="justify" draw:textarea-vertical-align="middle" draw:auto-grow-height="false" fo:min-height="0.391cm" fo:min-width="0.129cm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0.801cm" fo:min-width="0.26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0.131cm" fo:min-width="0cm"/>
    </style:style>
    <style:style style:name="gr15" style:family="graphic" style:parent-style-name="standard">
      <style:graphic-properties draw:stroke="none" svg:stroke-color="#000000" draw:fill="none" draw:fill-color="#ffffff" fo:min-height="0.637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1.841cm"/>
    </style:style>
    <style:style style:name="gr17" style:family="graphic" style:parent-style-name="standard">
      <style:graphic-properties draw:fill-color="#333366" draw:textarea-horizontal-align="justify" draw:textarea-vertical-align="middle" draw:auto-grow-height="false" fo:min-height="6.554cm" fo:min-width="13.343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color="#ffffff" draw:marker-start="Square_20_45" draw:marker-start-width="0.3cm" draw:marker-end="Arrow_20_concave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3.319cm"/>
    </style:style>
    <style:style style:name="gr22" style:family="graphic" style:parent-style-name="standard">
      <style:graphic-properties draw:stroke="none" svg:stroke-color="#000000" draw:fill="none" draw:fill-color="#ffffff" fo:min-height="4.741cm"/>
    </style:style>
    <style:style style:name="gr23" style:family="graphic" style:parent-style-name="standard">
      <style:graphic-properties draw:stroke="none" svg:stroke-color="#000000" draw:fill="none" draw:fill-color="#ffffff" fo:min-height="6.163cm"/>
    </style:style>
    <style:style style:name="gr24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loext:graphic-properties draw:fill-color="#00cccc"/>
      <style:paragraph-properties fo:text-align="center"/>
      <style:text-properties fo:color="#000000"/>
    </style:style>
    <style:style style:name="P2" style:family="paragraph">
      <loext:graphic-properties draw:fill-color="#006699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006666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006666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333366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ffffff" fo:font-size="8pt" fo:background-color="transparent" style:font-size-asian="8pt" style:font-size-complex="8pt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4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color="#ffffff" fo:font-size="8pt" fo:background-color="transparent" style:font-size-asian="8pt" style:font-size-complex="8pt"/>
    </style:style>
    <style:style style:name="T9" style:family="text">
      <style:text-properties fo:color="#ffffff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21cm" svg:height="2.048cm" svg:x="3.902cm" svg:y="13.047cm">
          <text:p text:style-name="P5"><text:span text:style-name="T2">80</text:span><text:span text:style-name="T3">°</text:span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321cm" svg:height="2.048cm" svg:x="7.302cm" svg:y="13.047cm">
          <text:p text:style-name="P5"><text:span text:style-name="T2">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4.181cm" svg:y="13.047cm">
          <text:p text:style-name="P5"><text:span text:style-name="T2">80%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149cm" svg:height="2.048cm" svg:x="8.105cm" svg:y="2.638cm">
          <text:p text:style-name="P3"><text:span text:style-name="T5">2019-03-12 19: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51cm" svg:height="1.651cm" svg:x="3.921cm" svg:y="4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89cm" svg:height="0.905cm" svg:x="4.2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651cm" svg:height="1.651cm" svg:x="5.621cm" svg:y="4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651cm" svg:x="15.721cm" svg:y="4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651cm" svg:x="7.321cm" svg:y="4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651cm" svg:x="12.321cm" svg:y="4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651cm" svg:x="14.021cm" svg:y="4.78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778cm" svg:height="0.725cm" svg:x="3.948cm" svg:y="4.666cm">
          <draw:text-box>
            <text:p><text:span text:style-name="T6">TEMP</text:span></text:p>
          </draw:text-box>
        </draw:frame>
        <draw:custom-shape draw:style-name="gr10" draw:text-style-name="P9" draw:layer="layout" svg:width="0.889cm" svg:height="0.905cm" svg:x="5.9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81cm" svg:height="0.725cm" svg:x="5.545cm" svg:y="4.667cm">
          <draw:text-box>
            <text:p><text:span text:style-name="T6">HUMID</text:span></text:p>
          </draw:text-box>
        </draw:frame>
        <draw:custom-shape draw:style-name="gr10" draw:text-style-name="P9" draw:layer="layout" svg:width="0.889cm" svg:height="0.905cm" svg:x="16.0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81cm" svg:height="0.725cm" svg:x="7.246cm" svg:y="4.668cm">
          <draw:text-box>
            <text:p><text:span text:style-name="T6">MOIST</text:span></text:p>
          </draw:text-box>
        </draw:frame>
        <draw:custom-shape draw:style-name="gr10" draw:text-style-name="P9" draw:layer="layout" svg:width="0.889cm" svg:height="0.905cm" svg:x="7.6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981cm" svg:height="0.725cm" svg:x="15.547cm" svg:y="4.669cm">
          <draw:text-box>
            <text:p text:style-name="P3"><text:span text:style-name="T7">ATOM</text:span></text:p>
          </draw:text-box>
        </draw:frame>
        <draw:custom-shape draw:style-name="gr10" draw:text-style-name="P9" draw:layer="layout" svg:width="0.889cm" svg:height="0.905cm" svg:x="12.6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402cm" svg:height="0.725cm" svg:x="12.447cm" svg:y="4.669cm">
          <draw:text-box>
            <text:p><text:span text:style-name="T6">FAN</text:span></text:p>
          </draw:text-box>
        </draw:frame>
        <draw:custom-shape draw:style-name="gr10" draw:text-style-name="P9" draw:layer="layout" svg:width="0.889cm" svg:height="0.905cm" svg:x="14.3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861cm" svg:height="0.725cm" svg:x="13.947cm" svg:y="4.67cm">
          <draw:text-box>
            <text:p><text:span text:style-name="T6">LIGHT</text:span></text:p>
          </draw:text-box>
        </draw:frame>
        <draw:custom-shape draw:style-name="gr9" draw:text-style-name="P8" draw:layer="layout" svg:width="1.651cm" svg:height="1.651cm" svg:x="10.621cm" svg:y="4.786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.905cm" svg:height="0.725cm" svg:x="7.193cm" svg:y="15.773cm">
          <draw:text-box>
            <text:p text:style-name="P12"><text:span text:style-name="T8">SOIL IS:</text:span></text:p>
          </draw:text-box>
        </draw:frame>
        <draw:custom-shape draw:style-name="gr9" draw:text-style-name="P8" draw:layer="layout" svg:width="1.651cm" svg:height="1.651cm" svg:x="8.921cm" svg:y="4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89cm" svg:height="0.905cm" svg:x="9.275cm" svg:y="5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127cm" svg:height="0.725cm" svg:x="8.748cm" svg:y="4.671cm">
          <draw:text-box>
            <text:p><text:span text:style-name="T6">SMOKE</text:span></text:p>
          </draw:text-box>
        </draw:frame>
        <draw:custom-shape draw:style-name="gr12" draw:text-style-name="P14" draw:layer="layout" svg:width="0.762cm" svg:height="1.051cm" svg:x="11.033cm" svg:y="5.186cm">
          <text:p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1.033cm" svg:y1="6.075cm" svg:x2="11.795cm" svg:y2="6.075cm">
          <text:p/>
        </draw:line>
        <draw:line draw:style-name="gr13" draw:text-style-name="P15" draw:layer="layout" svg:x1="11.414cm" svg:y1="6.202cm" svg:x2="11.414cm" svg:y2="6.075cm">
          <text:p/>
        </draw:line>
        <draw:custom-shape draw:style-name="gr14" draw:text-style-name="P14" draw:layer="layout" svg:width="0.381cm" svg:height="0.381cm" svg:x="11.714cm" svg:y="4.886cm">
          <text:p text:style-name="P3">!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21cm" svg:height="2.048cm" svg:x="3.901cm" svg:y="6.747cm">
          <text:p text:style-name="P5"><text:span text:style-name="T2">80</text:span><text:span text:style-name="T3">°</text:span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321cm" svg:height="2.048cm" svg:x="7.301cm" svg:y="6.747cm">
          <text:p text:style-name="P5"><text:span text:style-name="T2">60</text:span><text:span text:style-name="T3">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0.68cm" svg:y="6.747cm">
          <text:p text:style-name="P5"><text:span text:style-name="T2">PER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4.18cm" svg:y="6.747cm">
          <text:p text:style-name="P5"><text:span text:style-name="T2">58%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21cm" svg:height="2.048cm" svg:x="3.901cm" svg:y="8.847cm">
          <text:p text:style-name="P5"><text:span text:style-name="T2">80</text:span><text:span text:style-name="T3">°</text:span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321cm" svg:height="2.048cm" svg:x="7.301cm" svg:y="8.847cm">
          <text:p text:style-name="P5"><text:span text:style-name="T2">60</text:span><text:span text:style-name="T3">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0.68cm" svg:y="8.847cm">
          <text:p text:style-name="P5"><text:span text:style-name="T2">3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4.18cm" svg:y="8.847cm">
          <text:p text:style-name="P5"><text:span text:style-name="T2">58%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21cm" svg:height="2.048cm" svg:x="3.901cm" svg:y="10.947cm">
          <text:p text:style-name="P5"><text:span text:style-name="T2">60</text:span><text:span text:style-name="T3">°</text:span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321cm" svg:height="2.048cm" svg:x="7.301cm" svg:y="10.947cm">
          <text:p text:style-name="P5"><text:span text:style-name="T2">3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0.68cm" svg:y="10.947cm">
          <text:p text:style-name="P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371cm" svg:height="2.048cm" svg:x="14.18cm" svg:y="10.947cm">
          <text:p text:style-name="P5"><text:span text:style-name="T2">6%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694cm" svg:height="0.887cm" svg:x="3.894cm" svg:y="6.774cm">
          <draw:text-box>
            <text:p text:style-name="P12"><text:span text:style-name="T8">TEMPERATURE</text:span></text:p>
          </draw:text-box>
        </draw:frame>
        <draw:frame draw:style-name="gr15" draw:text-style-name="P13" draw:layer="layout" svg:width="2.694cm" svg:height="0.887cm" svg:x="7.194cm" svg:y="6.775cm">
          <draw:text-box>
            <text:p text:style-name="P12"><text:span text:style-name="T8">HUMIDITY</text:span></text:p>
          </draw:text-box>
        </draw:frame>
        <draw:frame draw:style-name="gr15" draw:text-style-name="P13" draw:layer="layout" svg:width="2.694cm" svg:height="0.887cm" svg:x="10.694cm" svg:y="6.776cm">
          <draw:text-box>
            <text:p text:style-name="P12"><text:span text:style-name="T8">MOISTURE</text:span></text:p>
          </draw:text-box>
        </draw:frame>
        <draw:frame draw:style-name="gr15" draw:text-style-name="P13" draw:layer="layout" svg:width="2.694cm" svg:height="0.887cm" svg:x="14.094cm" svg:y="6.777cm">
          <draw:text-box>
            <text:p text:style-name="P12"><text:span text:style-name="T8">DENSITY</text:span></text:p>
          </draw:text-box>
        </draw:frame>
        <draw:frame draw:style-name="gr15" draw:text-style-name="P13" draw:layer="layout" svg:width="2.694cm" svg:height="0.887cm" svg:x="3.894cm" svg:y="8.874cm">
          <draw:text-box>
            <text:p text:style-name="P12"><text:span text:style-name="T8">HI TEMP</text:span></text:p>
          </draw:text-box>
        </draw:frame>
        <draw:frame draw:style-name="gr15" draw:text-style-name="P13" draw:layer="layout" svg:width="2.694cm" svg:height="0.887cm" svg:x="7.194cm" svg:y="8.875cm">
          <draw:text-box>
            <text:p text:style-name="P12"><text:span text:style-name="T8">HI HUMIDITY</text:span></text:p>
          </draw:text-box>
        </draw:frame>
        <draw:frame draw:style-name="gr15" draw:text-style-name="P13" draw:layer="layout" svg:width="2.694cm" svg:height="0.887cm" svg:x="10.694cm" svg:y="8.876cm">
          <draw:text-box>
            <text:p text:style-name="P12"><text:span text:style-name="T8">HI MOISTURE</text:span></text:p>
          </draw:text-box>
        </draw:frame>
        <draw:frame draw:style-name="gr15" draw:text-style-name="P13" draw:layer="layout" svg:width="2.694cm" svg:height="0.887cm" svg:x="14.094cm" svg:y="8.877cm">
          <draw:text-box>
            <text:p text:style-name="P12"><text:span text:style-name="T8">HI DENSITY</text:span></text:p>
          </draw:text-box>
        </draw:frame>
        <draw:frame draw:style-name="gr15" draw:text-style-name="P13" draw:layer="layout" svg:width="2.694cm" svg:height="0.887cm" svg:x="3.894cm" svg:y="10.974cm">
          <draw:text-box>
            <text:p text:style-name="P12"><text:span text:style-name="T8">LO TEMP</text:span></text:p>
          </draw:text-box>
        </draw:frame>
        <draw:frame draw:style-name="gr15" draw:text-style-name="P13" draw:layer="layout" svg:width="2.694cm" svg:height="0.887cm" svg:x="7.194cm" svg:y="10.975cm">
          <draw:text-box>
            <text:p text:style-name="P12"><text:span text:style-name="T8">LO HUMIDITY</text:span></text:p>
          </draw:text-box>
        </draw:frame>
        <draw:frame draw:style-name="gr15" draw:text-style-name="P13" draw:layer="layout" svg:width="2.694cm" svg:height="0.887cm" svg:x="10.694cm" svg:y="10.976cm">
          <draw:text-box>
            <text:p text:style-name="P12"><text:span text:style-name="T8">LO MOISTURE</text:span></text:p>
          </draw:text-box>
        </draw:frame>
        <draw:frame draw:style-name="gr15" draw:text-style-name="P13" draw:layer="layout" svg:width="2.694cm" svg:height="0.887cm" svg:x="14.094cm" svg:y="10.977cm">
          <draw:text-box>
            <text:p text:style-name="P12"><text:span text:style-name="T8">LO DENSITY</text:span></text:p>
          </draw:text-box>
        </draw:frame>
        <draw:frame draw:style-name="gr15" draw:text-style-name="P13" draw:layer="layout" svg:width="2.694cm" svg:height="0.887cm" svg:x="3.894cm" svg:y="13.074cm">
          <draw:text-box>
            <text:p text:style-name="P12"><text:span text:style-name="T8">HI ALARM TEMP</text:span></text:p>
          </draw:text-box>
        </draw:frame>
        <draw:frame draw:style-name="gr15" draw:text-style-name="P13" draw:layer="layout" svg:width="2.95cm" svg:height="0.887cm" svg:x="7.194cm" svg:y="13.075cm">
          <draw:text-box>
            <text:p text:style-name="P12"><text:span text:style-name="T8">HI HUMID ALARM</text:span></text:p>
          </draw:text-box>
        </draw:frame>
        <draw:frame draw:style-name="gr15" draw:text-style-name="P13" draw:layer="layout" svg:width="3.162cm" svg:height="0.887cm" svg:x="14.094cm" svg:y="13.077cm">
          <draw:text-box>
            <text:p text:style-name="P12"><text:span text:style-name="T8">HI DENSITY ALARM</text:span></text:p>
          </draw:text-box>
        </draw:frame>
        <draw:custom-shape draw:style-name="gr5" draw:text-style-name="P6" draw:layer="layout" svg:width="3.321cm" svg:height="2.048cm" svg:x="3.902cm" svg:y="15.148cm">
          <text:p text:style-name="P5"><text:span text:style-name="T2">80</text:span><text:span text:style-name="T3">°</text:span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321cm" svg:height="2.048cm" svg:x="7.302cm" svg:y="15.148cm">
          <text:p text:style-name="P5"><text:span text:style-name="T2">5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3.075cm" svg:height="0.887cm" svg:x="3.894cm" svg:y="15.175cm">
          <draw:text-box>
            <text:p text:style-name="P12"><text:span text:style-name="T8">LO <text:s/>ALARM TEMP</text:span></text:p>
          </draw:text-box>
        </draw:frame>
        <draw:frame draw:style-name="gr15" draw:text-style-name="P13" draw:layer="layout" svg:width="3.077cm" svg:height="0.887cm" svg:x="7.194cm" svg:y="15.176cm">
          <draw:text-box>
            <text:p text:style-name="P12"><text:span text:style-name="T8">LO <text:s/>HUMID ALARM</text:span></text:p>
          </draw:text-box>
        </draw:frame>
        <draw:frame draw:style-name="gr15" draw:text-style-name="P13" draw:layer="layout" svg:width="3.077cm" svg:height="0.887cm" svg:x="8.026cm" svg:y="2.668cm">
          <draw:text-box>
            <text:p text:style-name="P12"><text:span text:style-name="T8">DATE/TIM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778cm" svg:height="0.889cm" svg:x="5.49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3.612cm" svg:y="1.7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341cm" svg:height="0.889cm" svg:x="4.312cm" svg:y="1.729cm">
          <text:p text:style-name="P3"><text:span text:style-name="T1">HISTO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3.843cm" svg:height="6.804cm" svg:x="3.794cm" svg:y="3.2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3.843cm" svg:height="6.804cm" svg:x="3.794cm" svg:y="10.39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493cm" svg:height="0.725cm" svg:x="6.715cm" svg:y="3.323cm">
          <draw:text-box>
            <text:p><text:span text:style-name="T6">TEMPERATURE <text:s/>HISTORY CHART</text:span></text:p>
          </draw:text-box>
        </draw:frame>
        <draw:frame draw:style-name="gr18" draw:text-style-name="P10" draw:layer="layout" svg:width="6.604cm" svg:height="1.199cm" svg:x="6.969cm" svg:y="10.525cm">
          <draw:text-box>
            <text:p><text:span text:style-name="T6">HUMIDITY <text:s/>HISTORY CHART</text:span></text:p>
          </draw:text-box>
        </draw:frame>
        <draw:line draw:style-name="gr19" draw:text-style-name="P15" draw:layer="layout" svg:x1="4.556cm" svg:y1="9.382cm" svg:x2="4.556cm" svg:y2="4.175cm">
          <text:p/>
        </draw:line>
        <draw:line draw:style-name="gr19" draw:text-style-name="P15" draw:layer="layout" svg:x1="4.556cm" svg:y1="9.509cm" svg:x2="16.367cm" svg:y2="9.509cm">
          <text:p/>
        </draw:line>
        <draw:line draw:style-name="gr20" draw:text-style-name="P3" draw:layer="layout" svg:x1="4.937cm" svg:y1="9.255cm" svg:x2="6.461cm" svg:y2="8.366cm">
          <text:p/>
        </draw:line>
        <draw:line draw:style-name="gr19" draw:text-style-name="P15" draw:layer="layout" svg:x1="4.557cm" svg:y1="16.682cm" svg:x2="4.557cm" svg:y2="11.475cm">
          <text:p/>
        </draw:line>
        <draw:line draw:style-name="gr19" draw:text-style-name="P15" draw:layer="layout" svg:x1="4.557cm" svg:y1="16.809cm" svg:x2="16.368cm" svg:y2="16.809cm">
          <text:p/>
        </draw:line>
        <draw:line draw:style-name="gr20" draw:text-style-name="P3" draw:layer="layout" svg:x1="6.461cm" svg:y1="8.366cm" svg:x2="8.366cm" svg:y2="8.239cm">
          <text:p/>
        </draw:line>
        <draw:line draw:style-name="gr20" draw:text-style-name="P3" draw:layer="layout" svg:x1="8.239cm" svg:y1="8.239cm" svg:x2="10.271cm" svg:y2="8.239cm">
          <text:p/>
        </draw:line>
        <draw:line draw:style-name="gr20" draw:text-style-name="P3" draw:layer="layout" svg:x1="4.937cm" svg:y1="16.608cm" svg:x2="6.461cm" svg:y2="15.719cm">
          <text:p/>
        </draw:line>
        <draw:line draw:style-name="gr20" draw:text-style-name="P3" draw:layer="layout" svg:x1="6.461cm" svg:y1="15.719cm" svg:x2="8.366cm" svg:y2="15.592cm">
          <text:p/>
        </draw:line>
        <draw:line draw:style-name="gr20" draw:text-style-name="P3" draw:layer="layout" svg:x1="8.239cm" svg:y1="15.592cm" svg:x2="10.271cm" svg:y2="15.592cm">
          <text:p/>
        </draw:line>
        <draw:frame draw:style-name="gr11" draw:text-style-name="P10" draw:layer="layout" svg:width="2.667cm" svg:height="0.725cm" svg:x="9.139cm" svg:y="9.436cm">
          <draw:text-box>
            <text:p><text:span text:style-name="T6">DAYS</text:span></text:p>
          </draw:text-box>
        </draw:frame>
        <draw:frame draw:style-name="gr11" draw:text-style-name="P10" draw:layer="layout" svg:width="2.667cm" svg:height="0.725cm" svg:x="9.14cm" svg:y="16.637cm">
          <draw:text-box>
            <text:p><text:span text:style-name="T6">DAYS</text:span></text:p>
          </draw:text-box>
        </draw:frame>
        <draw:frame draw:style-name="gr21" draw:text-style-name="P10" draw:layer="layout" svg:width="0.749cm" svg:height="3.569cm" svg:x="3.808cm" svg:y="5.392cm">
          <draw:text-box>
            <text:p><text:span text:style-name="T6">TEMP</text:span></text:p>
            <text:p><text:span text:style-name="T6"/></text:p>
            <text:p><text:span text:style-name="T9">°</text:span></text:p>
            <text:p><text:span text:style-name="T9">F</text:span></text:p>
          </draw:text-box>
        </draw:frame>
        <draw:frame draw:style-name="gr22" draw:text-style-name="P10" draw:layer="layout" svg:width="0.749cm" svg:height="4.991cm" svg:x="3.808cm" svg:y="11.192cm">
          <draw:text-box>
            <text:p><text:span text:style-name="T6">HUMIDITY %</text:span></text:p>
          </draw:text-box>
        </draw:frame>
        <draw:frame draw:style-name="gr11" draw:text-style-name="P10" draw:layer="layout" svg:width="0.751cm" svg:height="0.725cm" svg:x="4.442cm" svg:y="9.439cm">
          <draw:text-box>
            <text:p><text:span text:style-name="T6">0</text:span></text:p>
          </draw:text-box>
        </draw:frame>
        <draw:frame draw:style-name="gr11" draw:text-style-name="P10" draw:layer="layout" svg:width="0.751cm" svg:height="0.725cm" svg:x="4.442cm" svg:y="16.639cm">
          <draw:text-box>
            <text:p><text:span text:style-name="T6">0</text:span></text:p>
          </draw:text-box>
        </draw:frame>
        <draw:frame draw:style-name="gr18" draw:text-style-name="P10" draw:layer="layout" svg:width="1.087cm" svg:height="1.199cm" svg:x="15.607cm" svg:y="16.64cm">
          <draw:text-box>
            <text:p><text:span text:style-name="T6">30</text:span></text:p>
          </draw:text-box>
        </draw:frame>
        <draw:frame draw:style-name="gr18" draw:text-style-name="P10" draw:layer="layout" svg:width="1.087cm" svg:height="1.199cm" svg:x="15.607cm" svg:y="9.44cm">
          <draw:text-box>
            <text:p><text:span text:style-name="T6">30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1.778cm" svg:height="0.889cm" svg:x="3.612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0.889cm" svg:x="4.291cm" svg:y="1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341cm" svg:height="0.889cm" svg:x="4.912cm" svg:y="1.728cm">
          <text:p text:style-name="P3"><text:span text:style-name="T1">HISTORY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3.843cm" svg:height="6.804cm" svg:x="3.794cm" svg:y="3.2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3.843cm" svg:height="6.804cm" svg:x="3.794cm" svg:y="10.39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493cm" svg:height="0.725cm" svg:x="6.715cm" svg:y="3.322cm">
          <draw:text-box>
            <text:p><text:span text:style-name="T6">SOIL MOISTURE <text:s/>HISTORY CHART</text:span></text:p>
          </draw:text-box>
        </draw:frame>
        <draw:frame draw:style-name="gr18" draw:text-style-name="P10" draw:layer="layout" svg:width="7.112cm" svg:height="1.199cm" svg:x="6.969cm" svg:y="10.524cm">
          <draw:text-box>
            <text:p><text:span text:style-name="T6">AIR DENSITY <text:s/>HISTORY CHART</text:span></text:p>
          </draw:text-box>
        </draw:frame>
        <draw:line draw:style-name="gr19" draw:text-style-name="P15" draw:layer="layout" svg:x1="4.556cm" svg:y1="9.381cm" svg:x2="4.556cm" svg:y2="4.174cm">
          <text:p/>
        </draw:line>
        <draw:line draw:style-name="gr19" draw:text-style-name="P15" draw:layer="layout" svg:x1="4.556cm" svg:y1="9.508cm" svg:x2="16.367cm" svg:y2="9.508cm">
          <text:p/>
        </draw:line>
        <draw:line draw:style-name="gr20" draw:text-style-name="P3" draw:layer="layout" svg:x1="4.937cm" svg:y1="9.254cm" svg:x2="6.461cm" svg:y2="8.365cm">
          <text:p/>
        </draw:line>
        <draw:line draw:style-name="gr19" draw:text-style-name="P15" draw:layer="layout" svg:x1="4.557cm" svg:y1="16.681cm" svg:x2="4.557cm" svg:y2="11.474cm">
          <text:p/>
        </draw:line>
        <draw:line draw:style-name="gr19" draw:text-style-name="P15" draw:layer="layout" svg:x1="4.557cm" svg:y1="16.808cm" svg:x2="16.368cm" svg:y2="16.808cm">
          <text:p/>
        </draw:line>
        <draw:line draw:style-name="gr20" draw:text-style-name="P3" draw:layer="layout" svg:x1="6.461cm" svg:y1="8.365cm" svg:x2="8.366cm" svg:y2="8.238cm">
          <text:p/>
        </draw:line>
        <draw:line draw:style-name="gr20" draw:text-style-name="P3" draw:layer="layout" svg:x1="8.239cm" svg:y1="8.238cm" svg:x2="10.271cm" svg:y2="8.238cm">
          <text:p/>
        </draw:line>
        <draw:line draw:style-name="gr20" draw:text-style-name="P3" draw:layer="layout" svg:x1="4.937cm" svg:y1="16.607cm" svg:x2="6.461cm" svg:y2="15.718cm">
          <text:p/>
        </draw:line>
        <draw:line draw:style-name="gr20" draw:text-style-name="P3" draw:layer="layout" svg:x1="6.461cm" svg:y1="15.718cm" svg:x2="8.366cm" svg:y2="15.591cm">
          <text:p/>
        </draw:line>
        <draw:line draw:style-name="gr20" draw:text-style-name="P3" draw:layer="layout" svg:x1="8.239cm" svg:y1="15.591cm" svg:x2="10.271cm" svg:y2="15.591cm">
          <text:p/>
        </draw:line>
        <draw:frame draw:style-name="gr11" draw:text-style-name="P10" draw:layer="layout" svg:width="2.667cm" svg:height="0.725cm" svg:x="9.14cm" svg:y="9.437cm">
          <draw:text-box>
            <text:p><text:span text:style-name="T6">DAYS</text:span></text:p>
          </draw:text-box>
        </draw:frame>
        <draw:frame draw:style-name="gr11" draw:text-style-name="P10" draw:layer="layout" svg:width="2.667cm" svg:height="0.725cm" svg:x="9.14cm" svg:y="16.637cm">
          <draw:text-box>
            <text:p><text:span text:style-name="T6">DAYS</text:span></text:p>
          </draw:text-box>
        </draw:frame>
        <draw:frame draw:style-name="gr11" draw:text-style-name="P10" draw:layer="layout" svg:width="0.751cm" svg:height="0.725cm" svg:x="4.44cm" svg:y="9.437cm">
          <draw:text-box>
            <text:p><text:span text:style-name="T6">0</text:span></text:p>
          </draw:text-box>
        </draw:frame>
        <draw:frame draw:style-name="gr18" draw:text-style-name="P10" draw:layer="layout" svg:width="1.087cm" svg:height="1.199cm" svg:x="15.605cm" svg:y="9.438cm">
          <draw:text-box>
            <text:p><text:span text:style-name="T6">30</text:span></text:p>
          </draw:text-box>
        </draw:frame>
        <draw:frame draw:style-name="gr11" draw:text-style-name="P10" draw:layer="layout" svg:width="0.751cm" svg:height="0.725cm" svg:x="4.441cm" svg:y="9.438cm">
          <draw:text-box>
            <text:p><text:span text:style-name="T6">0</text:span></text:p>
          </draw:text-box>
        </draw:frame>
        <draw:frame draw:style-name="gr11" draw:text-style-name="P10" draw:layer="layout" svg:width="0.751cm" svg:height="0.725cm" svg:x="4.441cm" svg:y="9.438cm">
          <draw:text-box>
            <text:p><text:span text:style-name="T6">0</text:span></text:p>
          </draw:text-box>
        </draw:frame>
        <draw:frame draw:style-name="gr11" draw:text-style-name="P10" draw:layer="layout" svg:width="0.751cm" svg:height="0.725cm" svg:x="4.442cm" svg:y="16.639cm">
          <draw:text-box>
            <text:p><text:span text:style-name="T6">0</text:span></text:p>
          </draw:text-box>
        </draw:frame>
        <draw:frame draw:style-name="gr18" draw:text-style-name="P10" draw:layer="layout" svg:width="1.087cm" svg:height="1.199cm" svg:x="15.606cm" svg:y="16.639cm">
          <draw:text-box>
            <text:p><text:span text:style-name="T6">30</text:span></text:p>
          </draw:text-box>
        </draw:frame>
        <draw:frame draw:style-name="gr23" draw:text-style-name="P10" draw:layer="layout" svg:width="0.749cm" svg:height="6.413cm" svg:x="3.807cm" svg:y="3.392cm">
          <draw:text-box>
            <text:p><text:span text:style-name="T6">SOIL <text:s/>MOISTURE</text:span></text:p>
          </draw:text-box>
        </draw:frame>
        <draw:frame draw:style-name="gr24" draw:text-style-name="P10" draw:layer="layout" svg:width="0.749cm" svg:height="5.465cm" svg:x="3.808cm" svg:y="10.992cm">
          <draw:text-box>
            <text:p><text:span text:style-name="T6">AIR DENS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10:30.981582012</meta:creation-date>
    <dc:date>2019-03-20T13:55:18.524064740</dc:date>
    <meta:editing-duration>PT2H6M34S</meta:editing-duration>
    <meta:editing-cycles>32</meta:editing-cycles>
    <meta:generator>LibreOffice/5.2.7.2$Linux_ARM_EABI LibreOffice_project/20m0$Build-2</meta:generator>
    <meta:document-statistic meta:object-count="121"/>
  </office:meta>
</office:document-meta>
</file>